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0.5833in" fo:break-before="auto" fo:break-after="auto" table:align="margins" fo:background-color="transparent" style:may-break-between-rows="true" table:border-model="collapsing">
        <style:background-image/>
      </style:table-properties>
    </style:style>
    <style:style style:name="Table1.A" style:family="table-column">
      <style:table-column-properties style:column-width="1.0514in" style:rel-column-width="6512*"/>
    </style:style>
    <style:style style:name="Table1.B" style:family="table-column">
      <style:table-column-properties style:column-width="9.5319in" style:rel-column-width="59023*"/>
    </style:style>
    <style:style style:name="Table1.1" style:family="table-row">
      <style:table-row-properties fo:background-color="#dee6ef" fo:keep-together="auto">
        <style:background-image/>
      </style:table-row-properties>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none" style:writing-mode="page">
        <style:background-image/>
      </style:table-cell-properties>
    </style:style>
    <style:style style:name="Table1.3" style:family="table-row">
      <style:table-row-properties fo:keep-together="auto"/>
    </style:style>
    <style:style style:name="Table1.4" style:family="table-row">
      <style:table-row-properties fo:keep-together="always"/>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B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0.5833in" fo:break-before="auto" fo:break-after="auto" table:align="margins" fo:background-color="transparent" style:may-break-between-rows="true" table:border-model="collapsing">
        <style:background-image/>
      </style:table-properties>
    </style:style>
    <style:style style:name="Table2.A" style:family="table-column">
      <style:table-column-properties style:column-width="1.0514in" style:rel-column-width="1514*"/>
    </style:style>
    <style:style style:name="Table2.B" style:family="table-column">
      <style:table-column-properties style:column-width="9.5319in" style:rel-column-width="13726*"/>
    </style:style>
    <style:style style:name="Table2.1" style:family="table-row">
      <style:table-row-properties fo:background-color="#dee6ef" fo:keep-together="auto">
        <style:background-image/>
      </style:table-row-properties>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fo:keep-together="always"/>
    </style:style>
    <style:style style:name="Table2.A2" style:family="table-cell">
      <style:table-cell-properties fo:background-color="transparent" fo:padding="0in" fo:border-left="none" fo:border-right="none" fo:border-top="none" fo:border-bottom="0.75pt solid #000000" style:writing-mode="page">
        <style:background-image/>
      </style:table-cell-propertie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uto"/>
    </style:style>
    <style:style style:name="Table2.7" style:family="table-row">
      <style:table-row-properties fo:keep-together="auto"/>
    </style:style>
    <style:style style:name="P1" style:family="paragraph" style:parent-style-name="List_20_Contents">
      <style:paragraph-properties fo:margin-left="0in" fo:margin-right="0in" fo:text-indent="0in" style:auto-text-indent="false"/>
      <style:text-properties officeooo:rsid="00123a61" officeooo:paragraph-rsid="00123a61"/>
    </style:style>
    <style:style style:name="P2" style:family="paragraph" style:parent-style-name="List_20_Contents">
      <style:paragraph-properties fo:margin-left="0in" fo:margin-right="0in" fo:text-indent="0in" style:auto-text-indent="false"/>
      <style:text-properties officeooo:rsid="00123a61" officeooo:paragraph-rsid="001f7311"/>
    </style:style>
    <style:style style:name="P3" style:family="paragraph" style:parent-style-name="Standard">
      <style:text-properties officeooo:rsid="0011b908" officeooo:paragraph-rsid="0011b908"/>
    </style:style>
    <style:style style:name="P4" style:family="paragraph" style:parent-style-name="Standard">
      <style:text-properties officeooo:rsid="0011b908" officeooo:paragraph-rsid="001f7311"/>
    </style:style>
    <style:style style:name="P5" style:family="paragraph" style:parent-style-name="Standard">
      <style:text-properties fo:font-size="9pt" officeooo:rsid="0011b908" officeooo:paragraph-rsid="0011b908" style:font-size-asian="9pt" style:font-size-complex="9pt"/>
    </style:style>
    <style:style style:name="P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2c93" officeooo:paragraph-rsid="0080115b"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9a07" officeooo:paragraph-rsid="0066b0c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4171"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bd46" officeooo:paragraph-rsid="0074bd46"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115b" officeooo:paragraph-rsid="0080115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14e2" officeooo:paragraph-rsid="008014e2"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6ddd" officeooo:paragraph-rsid="008b6ddd"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6ddd" officeooo:paragraph-rsid="00c941c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708c03" officeooo:paragraph-rsid="00708c03" style:font-size-asian="12pt" style:font-style-asian="italic" style:font-weight-asian="bold" style:font-size-complex="12pt" style:font-style-complex="italic" style:font-weight-complex="bold" style:text-overline-style="none" style:text-overline-color="font-color"/>
    </style:style>
    <style:style style:name="P17" style:family="paragraph" style:parent-style-name="RefNumber">
      <style:text-properties officeooo:rsid="002bac07" officeooo:paragraph-rsid="002bac07"/>
    </style:style>
    <style:style style:name="P18" style:family="paragraph" style:parent-style-name="RefNumber">
      <style:text-properties officeooo:rsid="002f92ed" officeooo:paragraph-rsid="002f92ed"/>
    </style:style>
    <style:style style:name="P19" style:family="paragraph" style:parent-style-name="RefNumber">
      <style:text-properties officeooo:rsid="0064419a" officeooo:paragraph-rsid="0064419a"/>
    </style:style>
    <style:style style:name="P20" style:family="paragraph" style:parent-style-name="RefNumber">
      <style:text-properties officeooo:rsid="00683f9c" officeooo:paragraph-rsid="00683f9c"/>
    </style:style>
    <style:style style:name="P21" style:family="paragraph" style:parent-style-name="RefNumber">
      <style:text-properties officeooo:rsid="0068c888" officeooo:paragraph-rsid="0068c888"/>
    </style:style>
    <style:style style:name="P22" style:family="paragraph" style:parent-style-name="RefNumber">
      <style:text-properties officeooo:rsid="008b6ddd" officeooo:paragraph-rsid="008b6ddd"/>
    </style:style>
    <style:style style:name="P23" style:family="paragraph" style:parent-style-name="RefNumber">
      <style:text-properties officeooo:rsid="00b25c86" officeooo:paragraph-rsid="00b25c86"/>
    </style:style>
    <style:style style:name="P24" style:family="paragraph" style:parent-style-name="RefNumber">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f7311"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7311"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Doc-L1">
      <style:paragraph-properties fo:text-align="start" style:justify-single-word="false"/>
      <style:text-properties officeooo:paragraph-rsid="00d6a868"/>
    </style:style>
    <style:style style:name="P28" style:family="paragraph" style:parent-style-name="Doc-L1">
      <style:paragraph-properties fo:text-align="start" style:justify-single-word="false"/>
      <style:text-properties officeooo:paragraph-rsid="00df1a81"/>
    </style:style>
    <style:style style:name="P2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d285" officeooo:paragraph-rsid="0032a2d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7d76" officeooo:paragraph-rsid="008f7d7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7d76" officeooo:paragraph-rsid="00d887f1"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887f1" officeooo:paragraph-rsid="00d887f1"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ce6f" officeooo:paragraph-rsid="00d887f1"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ba374" officeooo:paragraph-rsid="00dba374"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6f19" officeooo:paragraph-rsid="00376f1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cbc241"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50c7e" officeooo:paragraph-rsid="00683f9c"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5c86" officeooo:paragraph-rsid="00b25c86"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Doc-L1">
      <style:text-properties officeooo:rsid="0022ce6f" officeooo:paragraph-rsid="002e4e63"/>
    </style:style>
    <style:style style:name="P42" style:family="paragraph" style:parent-style-name="Doc-L1">
      <style:text-properties officeooo:rsid="0022ce6f" officeooo:paragraph-rsid="0029d008"/>
    </style:style>
    <style:style style:name="P43" style:family="paragraph" style:parent-style-name="Doc-L1">
      <style:text-properties officeooo:rsid="00205660" officeooo:paragraph-rsid="00205660"/>
    </style:style>
    <style:style style:name="P44" style:family="paragraph" style:parent-style-name="Doc-L1">
      <style:text-properties officeooo:rsid="00205660" officeooo:paragraph-rsid="002f92ed"/>
    </style:style>
    <style:style style:name="P45" style:family="paragraph" style:parent-style-name="Doc-L1">
      <style:paragraph-properties fo:text-align="start" style:justify-single-word="false"/>
      <style:text-properties officeooo:rsid="0014d8d5" officeooo:paragraph-rsid="00d6a868"/>
    </style:style>
    <style:style style:name="P46" style:family="paragraph" style:parent-style-name="Doc-L1">
      <style:paragraph-properties fo:text-align="start" style:justify-single-word="false"/>
      <style:text-properties officeooo:rsid="00df1a81" officeooo:paragraph-rsid="00df1a81"/>
    </style:style>
    <style:style style:name="P47" style:family="paragraph" style:parent-style-name="Doc-L1">
      <style:paragraph-properties fo:text-align="start" style:justify-single-word="false"/>
      <style:text-properties officeooo:rsid="00e0d09c" officeooo:paragraph-rsid="00e0d09c"/>
    </style:style>
    <style:style style:name="P48" style:family="paragraph" style:parent-style-name="Doc-L1">
      <style:paragraph-properties fo:text-align="start" style:justify-single-word="false"/>
      <style:text-properties officeooo:rsid="00e27188" officeooo:paragraph-rsid="00e27188"/>
    </style:style>
    <style:style style:name="P49" style:family="paragraph" style:parent-style-name="Doc-L1">
      <style:paragraph-properties fo:text-align="start" style:justify-single-word="false"/>
      <style:text-properties officeooo:rsid="00e35be3" officeooo:paragraph-rsid="00e35be3"/>
    </style:style>
    <style:style style:name="P50" style:family="paragraph" style:parent-style-name="RefNumber">
      <style:text-properties officeooo:rsid="002bac07" officeooo:paragraph-rsid="002bac07"/>
    </style:style>
    <style:style style:name="P51" style:family="paragraph" style:parent-style-name="RefNumber">
      <style:text-properties officeooo:rsid="00205660" officeooo:paragraph-rsid="00205660"/>
    </style:style>
    <style:style style:name="T1" style:family="text">
      <style:text-properties officeooo:rsid="002101d1"/>
    </style:style>
    <style:style style:name="T2" style:family="text">
      <style:text-properties fo:font-style="italic" style:font-style-asian="italic" style:font-style-complex="italic"/>
    </style:style>
    <style:style style:name="T3" style:family="text">
      <style:text-properties fo:font-style="italic" officeooo:rsid="00dab0fb"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29d008"/>
    </style:style>
    <style:style style:name="T6" style:family="text">
      <style:text-properties officeooo:rsid="002a2619"/>
    </style:style>
    <style:style style:name="T7" style:family="text">
      <style:text-properties officeooo:rsid="002e4e63"/>
    </style:style>
    <style:style style:name="T8" style:family="text">
      <style:text-properties officeooo:rsid="002f92ed"/>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erif" fo:font-size="12pt" fo:font-style="normal" fo:text-shadow="none" style:text-underline-style="none" fo:font-weight="normal" officeooo:rsid="002f92ed"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8f7d76"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81e8fc"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12pt" fo:font-style="normal" fo:text-shadow="none" style:text-underline-style="none" fo:font-weight="normal" officeooo:rsid="00d6a868"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erif" fo:font-size="12pt" fo:font-style="normal" fo:text-shadow="none" style:text-underline-style="none" fo:font-weight="normal" officeooo:rsid="00d887f1"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erif" fo:font-size="12pt" fo:font-style="normal" fo:text-shadow="none" style:text-underline-style="none" fo:font-weight="normal" officeooo:rsid="00dba374"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officeooo:rsid="00dd29e9"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erif" fo:font-size="12pt" fo:font-style="normal" fo:text-shadow="none" style:text-underline-style="none" fo:font-weight="normal" officeooo:rsid="00e0d09c"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erif" fo:font-size="12pt" fo:font-style="normal" fo:text-shadow="none" style:text-underline-style="none" fo:font-weight="normal" officeooo:rsid="00e27188"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ize="12pt" fo:font-style="normal" fo:text-shadow="none" style:text-underline-style="none" fo:font-weight="bold" officeooo:rsid="008f7d76" style:font-size-asian="12pt" style:font-style-asian="normal" style:font-weight-asian="bold" style:font-size-complex="12pt" style:font-style-complex="normal" style:font-weight-complex="bold" style:text-overline-style="none" style:text-overline-color="font-color"/>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bold" officeooo:rsid="0081e8fc" style:font-size-asian="12pt" style:font-style-asian="normal" style:font-weight-asian="bold" style:font-size-complex="12pt" style:font-style-complex="normal" style:font-weight-complex="bold"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bold" officeooo:rsid="00d6a868" style:font-size-asian="12pt" style:font-style-asian="normal" style:font-weight-asian="bold" style:font-size-complex="12pt" style:font-style-complex="normal" style:font-weight-complex="bold"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normal" fo:text-shadow="none" style:text-underline-style="none" fo:font-weight="bold" officeooo:rsid="00dba374" style:font-size-asian="12pt" style:font-style-asian="normal" style:font-weight-asian="bold" style:font-size-complex="12pt" style:font-style-complex="normal" style:font-weight-complex="bold"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italic" fo:text-shadow="none" style:text-underline-style="none" fo:font-weight="bold" officeooo:rsid="00dd29e9" style:font-size-asian="12pt" style:font-style-asian="italic" style:font-weight-asian="bold" style:font-size-complex="12pt" style:font-style-complex="italic" style:font-weight-complex="bold" style:text-overline-style="none" style:text-overline-color="font-color"/>
    </style:style>
    <style:style style:name="T24" style:family="text">
      <style:text-properties fo:color="#000000" style:text-outline="false" style:text-line-through-style="none" style:text-line-through-type="non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font-style="normal" fo:text-shadow="none" style:text-underline-style="none" fo:font-weight="normal" officeooo:rsid="00dd29e9"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style:text-outline="false" style:text-line-through-style="none" style:text-line-through-type="none" style:text-position="super 58%" style:font-name="Liberation Serif" fo:font-size="12pt" fo:font-style="normal" fo:text-shadow="none" style:text-underline-style="none" fo:font-weight="normal" officeooo:rsid="00e27188"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fo:font-weight="bold" officeooo:rsid="003b6215" style:font-weight-asian="bold" style:font-weight-complex="bold"/>
    </style:style>
    <style:style style:name="T28" style:family="text">
      <style:text-properties fo:font-weight="bold" officeooo:rsid="0068c888" style:font-weight-asian="bold" style:font-weight-complex="bold"/>
    </style:style>
    <style:style style:name="T29" style:family="text">
      <style:text-properties officeooo:rsid="003b6215"/>
    </style:style>
    <style:style style:name="T30" style:family="text">
      <style:text-properties officeooo:rsid="0066b0cd"/>
    </style:style>
    <style:style style:name="T31" style:family="text">
      <style:text-properties officeooo:rsid="0068c888"/>
    </style:style>
    <style:style style:name="T32" style:family="text">
      <style:text-properties officeooo:rsid="0073c55e"/>
    </style:style>
    <style:style style:name="T33" style:family="text">
      <style:text-properties officeooo:rsid="007f3a07"/>
    </style:style>
    <style:style style:name="T34" style:family="text">
      <style:text-properties officeooo:rsid="0080115b"/>
    </style:style>
    <style:style style:name="T35" style:family="text">
      <style:text-properties officeooo:rsid="008014e2"/>
    </style:style>
    <style:style style:name="T36" style:family="text">
      <style:text-properties officeooo:rsid="0081506b"/>
    </style:style>
    <style:style style:name="T37" style:family="text">
      <style:text-properties officeooo:rsid="00850c7e"/>
    </style:style>
    <style:style style:name="T38" style:family="text">
      <style:text-properties officeooo:rsid="00d6a868"/>
    </style:style>
    <style:style style:name="T39" style:family="text">
      <style:text-properties style:font-name="Liberation Sans" fo:font-size="18.2000007629395pt" fo:font-weight="bold" officeooo:rsid="00d6a868" style:font-name-asian="Noto Sans CJK SC" style:font-size-asian="18.2000007629395pt" style:font-weight-asian="bold" style:font-name-complex="Lohit Devanagari" style:font-size-complex="18.2000007629395pt" style:font-weight-complex="bold"/>
    </style:style>
    <style:style style:name="T40" style:family="text">
      <style:text-properties officeooo:rsid="00d887f1"/>
    </style:style>
    <style:style style:name="T41" style:family="text">
      <style:text-properties officeooo:rsid="00d96a61"/>
    </style:style>
    <style:style style:name="T42" style:family="text">
      <style:text-properties officeooo:rsid="00dab0fb"/>
    </style:style>
    <style:style style:name="T43" style:family="text">
      <style:text-properties style:text-position="0% 100%"/>
    </style:style>
    <style:style style:name="T44" style:family="text">
      <style:text-properties style:text-outline="false" style:text-line-through-style="none" style:text-line-through-type="none" style:font-name="Liberation Serif" fo:font-size="12pt" fo:font-style="italic" fo:text-shadow="none" fo:font-weight="normal" officeooo:rsid="00e27188" style:font-size-asian="12pt" style:font-style-asian="italic" style:font-weight-asian="normal" style:font-size-complex="12pt" style:font-style-complex="italic" style:font-weight-complex="normal"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usescore Plugin</text:p>
      <text:h text:style-name="Heading_20_1" text:outline-level="1"><text:span text:style-name="T39">Chromo</text:span>-to-Diatonic-Dulcimer-TAB</text:h>
      <text:p text:style-name="P3"/>
      <text:p text:style-name="P3">This document contains additional code documentation for the above noted Musescore plugin. Within the code are reference numbers in the form of CD-##. Those are pointers to the matching reference ID number within this document.</text:p>
      <text:h text:style-name="Heading_20_2" text:outline-level="2">Outstanding TO-DOs</text:h>
      <table:table table:name="Table1" table:style-name="Table1" table:template-name="Academic">
        <table:table-column table:style-name="Table1.A"/>
        <table:table-column table:style-name="Table1.B"/>
        <table:table-row table:style-name="Table1.1">
          <table:table-cell table:style-name="Table1.A1" office:value-type="string">
            <text:p text:style-name="P24">Ref#</text:p>
          </table:table-cell>
          <table:table-cell table:style-name="Table1.A1" office:value-type="string">
            <text:p text:style-name="P26">TO-DO Description</text:p>
          </table:table-cell>
        </table:table-row>
        <table:table-row table:style-name="Table1.2">
          <table:table-cell table:style-name="Table1.A2" office:value-type="string">
            <text:p text:style-name="P24"/>
          </table:table-cell>
          <table:table-cell table:style-name="Table1.A2" office:value-type="string">
            <text:p text:style-name="P29"/>
          </table:table-cell>
        </table:table-row>
        <table:table-row table:style-name="Table1.3">
          <table:table-cell table:style-name="Table1.A2" office:value-type="string">
            <text:p text:style-name="P24"/>
          </table:table-cell>
          <table:table-cell table:style-name="Table1.A2" office:value-type="string">
            <text:p text:style-name="P9"><text:span text:style-name="T27">Half-Fret Positioning</text:span><text:span text:style-name="T29">. </text:span><text:span text:style-name="T37">M</text:span><text:span text:style-name="T30">ore study? : </text:span>TAB note positions may be available after all; for the positioning the + half-frets. When I ran my ElementLister plugin with one of the chords selected on the TAB staff it showed me PosX of 0.3 and PosY for each string that exactly matches what ended up hard-coding. <text:span text:style-name="T37">So it seems to me that it must be possible to read the position values somehow.</text:span></text:p>
          </table:table-cell>
        </table:table-row>
        <table:table-row table:style-name="Table1.4">
          <table:table-cell table:style-name="Table1.A4" office:value-type="string">
            <text:p text:style-name="P24"/>
          </table:table-cell>
          <table:table-cell table:style-name="Table1.B4">
            <text:p text:style-name="P6"/>
          </table:table-cell>
        </table:table-row>
      </table:table>
      <text:p text:style-name="P1"/>
      <text:h text:style-name="Heading_20_2" text:outline-level="2">Code Documentation</text:h>
      <table:table table:name="Table2" table:style-name="Table2">
        <table:table-column table:style-name="Table2.A"/>
        <table:table-column table:style-name="Table2.B"/>
        <table:table-row table:style-name="Table2.1">
          <table:table-cell table:style-name="Table2.A1" office:value-type="string">
            <text:p text:style-name="RefNumber">Ref#</text:p>
          </table:table-cell>
          <table:table-cell table:style-name="Table2.A1" office:value-type="string">
            <text:p text:style-name="P25">Documentation</text:p>
          </table:table-cell>
        </table:table-row>
        <table:table-row table:style-name="Table2.3">
          <table:table-cell table:style-name="Table2.A2" office:value-type="string">
            <text:p text:style-name="P17">C<text:span text:style-name="T37">D</text:span>-0<text:span text:style-name="T38">1</text:span></text:p>
          </table:table-cell>
          <table:table-cell table:style-name="Table2.A2" office:value-type="string">
            <text:p text:style-name="P27"><text:span text:style-name="T20">Determine </text:span><text:span text:style-name="T21">Fret Offset that W</text:span><text:span text:style-name="T20">ill Result in Correct Diatonic Fret #</text:span><text:span text:style-name="T12">. </text:span><text:span text:style-name="T13">To make the diatonic TAB I need to ‘fake out’ Musescore by re-pitching each TAB note to a lower pitch such that Musescore will assign it to the fret# that matches up to the diatonic+ layout. So, for example, a G on the melody (or Bass) string (in standard DAd tuning) will is fret #5 in chromatic fret numbering. For diatonic we want it to show up as fret #3. Fret #3 in diatonic is an F (in the key of D). So all I need to do is subtract (5 - 3) = </text:span><text:span text:style-name="T21">2</text:span><text:span text:style-name="T13"> from the chromatic note’s pitch. I have laid out all the offsets in the document: </text:span><text:span text:style-name="T4">PlugIn_CromoTAB2Diatonic_FretMap.ods</text:span>.</text:p>
            <text:p text:style-name="P45"><text:span text:style-name="T14">To obtain the new pitch</text:span><text:span text:style-name="T11">:</text:span></text:p>
            <text:p text:style-name="P30">1.<text:tab/>I <text:span text:style-name="T40">obtain the </text:span>chromatic string, fret,<text:span text:style-name="T40"> pitch and tpc values for the existing TAB note</text:span>.</text:p>
            <text:p text:style-name="P30">2.<text:tab/>I then use <text:span text:style-name="T40">a</text:span> diatonic fretboard array, that serve<text:span text:style-name="T40">s</text:span> as a chromatic to diatonic+ fret mapping, to obtain an offset value.</text:p>
            <text:p text:style-name="P31">3.<text:tab/>I subtract the offset value from both the chromatic note pitch <text:span text:style-name="T40">and the chromatic fret</text:span>.</text:p>
            <text:p text:style-name="P31"><text:span text:style-name="T40">4.<text:tab/>I also use the offset to recalculate new tpc1 and tpc2 values. This is a bit messy, see Key Learning below, and then CD-00 for the related procedure details.</text:span></text:p>
            <text:p text:style-name="P33">5.<text:tab/>I then plug these new, offset adjusted, values into the TAB note so that Musescore will re-pitch/re-fret it.</text:p>
            <text:p text:style-name="P30"><text:span text:style-name="T40">6</text:span>.<text:tab/>One of the mapping arrays also tells me if it is a half-fret – so <text:span text:style-name="T40">when that </text:span>comes back ‘true’ then I add the staff-text for the + symbol next to the fret number.</text:p>
            <text:p text:style-name="P34"><text:span text:style-name="T4">KEY LEARNING</text:span>: <text:span text:style-name="T40">You might think that Musescore would only need two parameters to unambiguously set the string and fret#. After all, there seems to be only two degrees of freedom here. But after a lot of experimenting, and having to get some help via two forum/issue postings on Musescore.org, I learned that you have to completely specify all of: </text:span><text:span text:style-name="Source_20_Text"><text:span text:style-name="T40">note.pitch</text:span></text:span><text:span text:style-name="T40">, </text:span><text:span text:style-name="Source_20_Text"><text:span text:style-name="T40">note.string</text:span></text:span><text:span text:style-name="T40">, </text:span><text:span text:style-name="Source_20_Text"><text:span text:style-name="T40">note.fret</text:span></text:span><text:span text:style-name="T40">, </text:span><text:span text:style-name="Source_20_Text"><text:span text:style-name="T40">note.tpc1</text:span></text:span><text:span text:style-name="T40">, and </text:span><text:span text:style-name="Source_20_Text"><text:span text:style-name="T40">note.tpc2</text:span></text:span><text:span text:style-name="T40">. </text:span><text:span text:style-name="Source_20_Text"><text:span text:style-name="T40">note.string</text:span></text:span><text:span text:style-name="T40"> is easy - as I am only adjusting the fret# the string will never change, so I can just keep that value as it is. </text:span><text:span text:style-name="T41">Both </text:span><text:span text:style-name="Source_20_Text"><text:span text:style-name="T41">note.pitch</text:span></text:span><text:span text:style-name="T41"> and </text:span><text:span text:style-name="Source_20_Text"><text:span text:style-name="T41">note.fret</text:span></text:span><text:span text:style-name="T41"> are simply computed using the keyboard offset array value; just simple subtraction. </text:span><text:span text:style-name="T42">The tpc values, however, require special handling. BTW, here’s what happened to me when I didn’t set the tpc values, when I simply ignored them: After the plugin ran everything looked fine, no issues. But when I then saved the score and reopened it, the modified TAB staff was a mess. See issue “</text:span><text:a xlink:type="simple" xlink:href="https://musescore.org/en/node/316484" text:style-name="Internet_20_link" text:visited-style-name="Visited_20_Internet_20_Link"><text:span text:style-name="T3">Changes to TAB made by PlugIn not saved</text:span></text:a><text:span text:style-name="T42">”. </text:span></text:p>
            <text:p text:style-name="P32"/>
          </table:table-cell>
        </table:table-row>
        <table:table-row table:style-name="Table2.3">
          <table:table-cell table:style-name="Table2.A2" office:value-type="string">
            <text:p text:style-name="P51">C<text:span text:style-name="T37">D</text:span>-02</text:p>
          </table:table-cell>
          <table:table-cell table:style-name="Table2.A2" office:value-type="string">
            <text:p text:style-name="P44"><text:span text:style-name="T19">Half-Fret + Symbol Positioning</text:span><text:span text:style-name="T11">. </text:span><text:span text:style-name="T9">By convention, so-called 'half frets' in the Mountain Dulcimer diatonic+ TAB formatting are indicated using the plus sign to the right of the fret number. Since Musescore is, of course, using pure integers for fret numbers </text:span><text:span text:style-name="T10">the </text:span><text:span text:style-name="T9">half-fret ‘</text:span><text:span text:style-name="T10">+’ symbol </text:span><text:span text:style-name="T9">has to be shown on the TAB using a Staff Text element </text:span><text:span text:style-name="T10">as </text:span>a work-around. The challenge with this is getting those ‘+’ symbols in the right position. I have not been able to find a way to compute the proper x/y offsets for the text given the user’s style configurations for the TAB staff (fret number font size, TAB line spacing, etc). So all I’ve done at this point is manually hard-code offsets based on the default TAB style and the string number. <text:span text:style-name="T6">The hard-coded values are in </text:span><text:span text:style-name="Source_20_Text"><text:span text:style-name="T6">nHalfFretXPosition</text:span></text:span><text:span text:style-name="T6"> </text:span><text:span text:style-name="T8">and the</text:span><text:span text:style-name="T6"> </text:span><text:span text:style-name="Source_20_Text"><text:span text:style-name="T6">oFretBoard.nHalfFret</text:span></text:span><text:span text:style-name="Source_20_Text"><text:span text:style-name="T8">Y</text:span></text:span><text:span text:style-name="Source_20_Text"><text:span text:style-name="T6">Positions[]</text:span></text:span><text:span text:style-name="T6"> array.</text:span></text:p>
            <text:p text:style-name="P43">Obviously, one <text:span text:style-name="T1">negative for the user is that as they format the TAB staff, including if they create new part-pages, they’ll have to be chasing those ‘+’ symbols to keep repositioning them into the right positions next to their fret numbers.</text:span></text:p>
            <text:p text:style-name="P41"><text:span text:style-name="T4">KEY LEARNING</text:span>: Through trial-and-error I learned that when retrieving note objects using <text:span text:style-name="Source_20_Text">cursor.element.notes[]</text:span>, Musescore always orders that array from lowest pitched note in position [0] to highest pitched note in position [<text:span text:style-name="T2">cursor.element.notes.length</text:span>]. It is doing this dynamically every time a note is added via <text:span text:style-name="Source_20_Text">cursor.addNote()</text:span>. <text:span text:style-name="T5">This means that as you add notes you can’t simply use an increment (loop) counter to then retrieve or set the newly added note’s parameters – such as string assignment, fret, or color. However, since I am meticulously adding my notes in order of highest pitch to lowest pitch, then I know that as I add my notes Musescore is pushing each added note onto the top of the </text:span><text:span text:style-name="Source_20_Text"><text:span text:style-name="T5">.notes[]</text:span></text:span><text:span text:style-name="T5"> array, with the result being that my last added note is always in the </text:span><text:span text:style-name="Source_20_Text"><text:span text:style-name="T5">oCursor.element.notes[0]</text:span></text:span><text:span text:style-name="T5"> position. <text:s/></text:span><text:span text:style-name="T7">BUT then, try as I might...and I did try for about an hour...I cannot retrieve string or fret from </text:span><text:span text:style-name="Source_20_Text"><text:span text:style-name="T5">oCursor.element.notes[0]</text:span></text:span><text:span text:style-name="T5">; </text:span><text:span text:style-name="T7">even tho I can get pitch and color. So, what’s with that??</text:span></text:p>
            <text:p text:style-name="P42"/>
          </table:table-cell>
        </table:table-row>
        <table:table-row table:style-name="Table2.4">
          <table:table-cell table:style-name="Table2.A2" office:value-type="string">
            <text:p text:style-name="P17">C<text:span text:style-name="T37">D</text:span>-03</text:p>
          </table:table-cell>
          <table:table-cell table:style-name="Table2.A2" office:value-type="string">
            <text:p text:style-name="P28"><text:span text:style-name="T22">Setting tpc Values</text:span><text:span text:style-name="T15">. </text:span><text:span text:style-name="T16">See CD-01 above as background. The Musescore user jeetee fixed my code to properly handle computing of the re-pitched tpc values. It took me a few hours to work out what he had done, but I believe I now understand what’s going on. “</text:span><text:span text:style-name="Source_20_Text"><text:span text:style-name="T25">tpc</text:span></text:span><text:span text:style-name="T16">” stands for </text:span><text:span text:style-name="T23">Tonal Pitch Class</text:span><text:span text:style-name="T16">. What it is doing is providing a parameter in the note object which tells Musescore how to display the note’s pitch. That is, enharmonic equivalent spellings. For example, MIDI pitch 57 is an A3; but in some keys you’d really represent that note as a Bbb (B-double-flat). So in such a case, in the note object the pitch stored is ‘57,’ but the tpc value would be 5, which would indicate a Bbb using Musescore’s internal tpc numbering system. See the posting: “</text:span><text:a xlink:type="simple" xlink:href="https://musescore.org/en/handbook/developers-handbook/plugin-development/tonal-pitch-class-enum" text:style-name="Internet_20_link" text:visited-style-name="Visited_20_Internet_20_Link"><text:span text:style-name="T2">Tonal Pitch Class enum</text:span></text:a>”<text:span text:style-name="T16"> </text:span></text:p>
            <text:p text:style-name="P46"><text:span text:style-name="T16">t</text:span><text:span text:style-name="T9">pc1 is the tpc value for the note’s “concert pitch.” tpc2 is for the note’s normal (for regular humans?) pitch - this is the tpc value used whenever concert pitch is turned off. You might also note that there is a </text:span><text:span text:style-name="Source_20_Text"><text:span text:style-name="T24">note.tpc</text:span></text:span><text:span text:style-name="T9"> parameter, without any number. jeetee didn’t do anything in his code mods to affect this parameter. When I inspected via </text:span><text:span text:style-name="Source_20_Text"><text:span text:style-name="T24">console.log()</text:span></text:span><text:span text:style-name="T9"> debug statements what I saw was that this value was set automatically by Musescore internally to what was set for tpc1/2 (I am setting both tpc1 and tpc2 to the same value for every note). </text:span><text:span text:style-name="T18">So I assume that in this case Musescore is updating this parameter using the current ‘concert pitch’ setting of the score. (I fully admit that really don’t understand ‘concert pitch’ vs what Musescore is calling either ‘written’ pitch and/or ‘transposing instruments.’ But see handbook topic “</text:span><text:a xlink:type="simple" xlink:href="https://musescore.org/en/handbook/3/concert-pitch" text:style-name="Internet_20_link" text:visited-style-name="Visited_20_Internet_20_Link"><text:span text:style-name="Internet_20_link"><text:span text:style-name="T44">Concert Pitch</text:span></text:span></text:a><text:span text:style-name="T18">.”</text:span></text:p>
            <text:p text:style-name="P46"><text:span text:style-name="T16">W</text:span><text:span text:style-name="T9">hat jeetee did was create a 2-dimensional array that contains Musescore’s tpc schema, using the layout ‘Tonal Pitch Classes in pitch order’ per the above noted posting. The same fretboard offset value, as described in CD-01 above, can then be used to obtain the re-pitched tpc values. </text:span><text:span text:style-name="T17">However, this is not as simple as a straight subtraction. See below.</text:span></text:p>
            <text:p text:style-name="P47"><text:span text:style-name="T9">1.<text:tab/>The 2D array is set up as rows, which represent each note pitch, covering one octave. So, i.e., C, C#, D, D#, E, F, F#, G, G#, A, A#, B, B#. Then each row has three columns which represent each of the three possible variations on how a given note could be represented. E.g., a C could be represented as a B# (tpc value 26), a C (tpc value 14), or a Dbb (tpc value 2). </text:span><text:span text:style-name="T18">Note that there is an ‘NA’ (shown as the value ‘NaN’) value where G# and Ab are the same note, but in this one case there is no 3</text:span><text:span text:style-name="T26">rd</text:span><text:span text:style-name="T18"> alternative representation.</text:span></text:p>
            <text:p text:style-name="P48"><text:span text:style-name="T9">2.<text:tab/>Given a TAB note to convert, step-1 is to find which row the existing note’s tpc value matches up to. This is done via brute force, using two nested for loops to search row/column-wise through the tpc array for a value that matches the existing note’s note.tpc value.</text:span></text:p>
            <text:p text:style-name="P49"><text:span text:style-name="T9">3.<text:tab/>Given the tpc array row number, the diatonic fretboard offset value is then used to move backwards in the tpc array that many rows. To do this you have to think of the array as a closed circle. So when falling off the array into negative index values you have to force a loop-back to the bottom of the array. Likewise, when falling off the end of the array into index values greater than the length of the array you have to loop-back through to the start.</text:span></text:p>
            <text:p text:style-name="P49"><text:span text:style-name="T9">4.<text:tab/>Now that the offset row has been found you can simply use the original column since, for TAB, we aren’t actually making any use of the tpc pitch-spelling so we don’t have to worry about that. EXCEPT for one condition - that ‘NA’ condition for G#. We could be moving back to the G#/Ab row, and be set on column 1, which is ‘NA’ - invalid. So we have to sense for this, and if detected, just set the tpc to the G#.</text:span></text:p>
            <text:p text:style-name="P35"/>
          </table:table-cell>
        </table:table-row>
        <table:table-row table:style-name="Table2.5">
          <table:table-cell table:style-name="Table2.A2" office:value-type="string">
            <text:p text:style-name="P18">C<text:span text:style-name="T37">D</text:span>-04</text:p>
          </table:table-cell>
          <table:table-cell table:style-name="Table2.A2" office:value-type="string">
            <text:p text:style-name="P36"/>
          </table:table-cell>
        </table:table-row>
        <table:table-row table:style-name="Table2.6">
          <table:table-cell table:style-name="Table2.A2" office:value-type="string">
            <text:p text:style-name="P19">C<text:span text:style-name="T37">D</text:span>-05</text:p>
          </table:table-cell>
          <table:table-cell table:style-name="Table2.A2" office:value-type="string">
            <text:p text:style-name="P37"/>
          </table:table-cell>
        </table:table-row>
        <table:table-row table:style-name="Table2.7">
          <table:table-cell table:style-name="Table2.A2" office:value-type="string">
            <text:p text:style-name="P20">C<text:span text:style-name="T37">D</text:span>-06</text:p>
          </table:table-cell>
          <table:table-cell table:style-name="Table2.A2" office:value-type="string">
            <text:p text:style-name="P39"/>
          </table:table-cell>
        </table:table-row>
        <table:table-row table:style-name="TableLine94476468092400">
          <table:table-cell table:style-name="Table2.A2" office:value-type="string">
            <text:p text:style-name="P20">C<text:span text:style-name="T37">D</text:span>-07</text:p>
          </table:table-cell>
          <table:table-cell table:style-name="Table2.A2" office:value-type="string">
            <text:p text:style-name="P38"/>
          </table:table-cell>
        </table:table-row>
        <table:table-row table:style-name="TableLine94476487802176">
          <table:table-cell table:style-name="Table2.A2" office:value-type="string">
            <text:p text:style-name="P21">C<text:span text:style-name="T32">D</text:span>-08</text:p>
          </table:table-cell>
          <table:table-cell table:style-name="Table2.A2" office:value-type="string">
            <text:p text:style-name="P7"><text:span text:style-name="T28">No Element in TAB Staff at Start of User Selection</text:span><text:span text:style-name="T31">. </text:span></text:p>
            <text:p text:style-name="P7"><text:span text:style-name="T33">If user selected range of chords doesn’t being at a measure start boundary; and if the TAB staff we’re writing to ‘blank,’ - meaning that it only has the full-measure rest in it that Musescore automatically puts in when create a new measure, or select the measure and hit the the [delete] key, then when the plugin attempts to write out the first chord/notes onto the TAB staff I get an error. </text:span><text:span text:style-name="T34">The error implies that there is no </text:span><text:span text:style-name="Source_20_Text"><text:span text:style-name="T34">element</text:span></text:span><text:span text:style-name="T34"> at that tick position. Which, ok, that is presumably true – by design. But why won’t it let me write a </text:span><text:span text:style-name="Source_20_Text"><text:span text:style-name="T34">note</text:span></text:span><text:span text:style-name="T34">, or a </text:span><text:span text:style-name="Source_20_Text"><text:span text:style-name="T34">rest</text:span></text:span><text:span text:style-name="T34">, to put an </text:span><text:span text:style-name="Source_20_Text"><text:span text:style-name="T34">element</text:span></text:span><text:span text:style-name="T34"> there? Weirder yet, when I inspect what is at that ‘blank’ tick position the plugin tells me (via debug statements I put in for this) there is a </text:span><text:span text:style-name="Source_20_Text"><text:span text:style-name="T34">segment</text:span></text:span><text:span text:style-name="T34"> object there; and that the segment type is a </text:span><text:span text:style-name="Source_20_Text"><text:span text:style-name="T34">ChordRest</text:span></text:span><text:span text:style-name="T34"> object. So it doesn’t make sense to me that I can’t add a note there. But after hours-and-hours of trying I could never do it.</text:span></text:p>
            <text:p text:style-name="P12">Now, at the start of such a ‘blank’ measure there is a <text:span text:style-name="Source_20_Text">rest element</text:span>. And I can add a <text:span text:style-name="Source_20_Text">note</text:span> or <text:span text:style-name="Source_20_Text">rest</text:span> there. And when I do that Musescore then fills out the rest of the measure with rests (just like it does when you are in the user interface and adding notes to a measure) so that when I then move the cursor forward to the next segment, there is an <text:span text:style-name="Source_20_Text">element</text:span> object there; and it then overwrites it with the new <text:span text:style-name="Source_20_Text">note</text:span> (or <text:span text:style-name="Source_20_Text">rest</text:span>) that <text:span text:style-name="T35">I </text:span>read from the SMN staff and write there.</text:p>
            <text:p text:style-name="P8"><text:span text:style-name="T34">So my assumption is that a plugin can only add a new </text:span><text:span text:style-name="Source_20_Text"><text:span text:style-name="T34">note</text:span></text:span><text:span text:style-name="T34"> or </text:span><text:span text:style-name="Source_20_Text"><text:span text:style-name="T34">rest</text:span></text:span><text:span text:style-name="T34"> to a staff at a point where an </text:span><text:span text:style-name="Source_20_Text"><text:span text:style-name="T34">element</text:span></text:span><text:span text:style-name="T34"> object already exists. And that a </text:span><text:span text:style-name="Source_20_Text"><text:span text:style-name="T34">ChordRest</text:span></text:span><text:span text:style-name="T34"> object is not considered to be an </text:span><text:span text:style-name="Source_20_Text"><text:span text:style-name="T34">element</text:span></text:span><text:span text:style-name="T34"> for this purpose under the plugin API. There is probably something wrong with this assumption, but for the life of me I can’t work out what it may be.</text:span></text:p>
            <text:p text:style-name="P10">So I <text:span text:style-name="T35">am </text:span>check<text:span text:style-name="T35">ing</text:span> for this ‘<text:span text:style-name="T35">partial measure’ selection</text:span> in the validity check. <text:span text:style-name="T35">If I find this is the case then I simply adjust the SMN staff’s selection range to include the full measure at the start of the selection.</text:span></text:p>
            <text:p text:style-name="P10"/>
            <text:p text:style-name="P16">Code Notes –</text:p>
            <text:p text:style-name="P11">After many hours I have not been able to figure out how to add anything to a staff where there isn’t already either a chord or rest element object (note: debug statements always show a ‘ChordRest’ object at all segments, but even with those there I can’t add any new chord or rest element).</text:p>
            <text:p text:style-name="P13">The cleanest way to get the tick of the start of the measure the cursor is currently <text:span text:style-name="T36">sitting at </text:span>seems to be:</text:p>
            <text:p text:style-name="P13"><text:tab/><text:span text:style-name="Source_20_Text">oCursor.measure.firstSegment.tick</text:span> (Which actually took me a lot of trial-and-error to work out the pathway to get that precious tick value.) <text:span text:style-name="T36">So, from the </text:span><text:span text:style-name="Source_20_Text"><text:span text:style-name="T36">cursor</text:span></text:span><text:span text:style-name="T36"> you can retrieve the </text:span><text:span text:style-name="Source_20_Text"><text:span text:style-name="T36">measure</text:span></text:span><text:span text:style-name="T36"> object where the cursor is sitting. Then the </text:span><text:span text:style-name="Source_20_Text"><text:span text:style-name="T36">measure</text:span></text:span><text:span text:style-name="T36"> object has a property, which returns you the first </text:span><text:span text:style-name="Source_20_Text"><text:span text:style-name="T36">segment</text:span></text:span><text:span text:style-name="T36"> in that particular </text:span><text:span text:style-name="Source_20_Text"><text:span text:style-name="T36">measure</text:span></text:span><text:span text:style-name="T36"> (so ‘</text:span><text:span text:style-name="Source_20_Text"><text:span text:style-name="T36">firstSegment</text:span></text:span><text:span text:style-name="T36">’ is a </text:span><text:span text:style-name="Source_20_Text"><text:span text:style-name="T36">segment</text:span></text:span><text:span text:style-name="T36"> object). Then finally you can retrieve the </text:span><text:span text:style-name="Source_20_Text"><text:span text:style-name="T36">tick</text:span></text:span><text:span text:style-name="T36"> value for that </text:span><text:span text:style-name="Source_20_Text"><text:span text:style-name="T36">firstSegment</text:span></text:span><text:span text:style-name="T36"> object.</text:span></text:p>
            <text:p text:style-name="P13">The test to determine if I need to move back to the start of a measure also took a fair bit of experimentation, but was simple enough as:</text:p>
            <text:p text:style-name="P11"><text:tab/><text:span text:style-name="Source_20_Text">if (oCursor.segment.elementAt(oCursor.staffIdx*4) == null)</text:span> </text:p>
            <text:p text:style-name="P11"/>
          </table:table-cell>
        </table:table-row>
        <table:table-row table:style-name="TableLine94476459806720">
          <table:table-cell table:style-name="Table2.A2" office:value-type="string">
            <text:p text:style-name="P22">CD-09</text:p>
          </table:table-cell>
          <table:table-cell table:style-name="Table2.A2" office:value-type="string">
            <text:p text:style-name="P15"/>
          </table:table-cell>
        </table:table-row>
        <table:table-row table:style-name="TableLine94476493799280">
          <table:table-cell table:style-name="Table2.A2" office:value-type="string">
            <text:p text:style-name="P23">CD-10</text:p>
          </table:table-cell>
          <table:table-cell table:style-name="Table2.A2" office:value-type="string">
            <text:p text:style-name="P40"/>
          </table:table-cell>
        </table:table-row>
        <table:table-row table:style-name="TableLine94476466974464">
          <table:table-cell table:style-name="Table2.A2" office:value-type="string">
            <text:p text:style-name="P22"/>
          </table:table-cell>
          <table:table-cell table:style-name="Table2.A2" office:value-type="string">
            <text:p text:style-name="P14"/>
          </table:table-cell>
        </table:table-row>
      </table:table>
      <text:p text:style-name="P2"/>
      <text:p text:style-name="P4"/>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RefNumber" style:family="paragraph" style:parent-style-name="Table_20_Contents">
      <style:paragraph-properties fo:margin-top="0.0201in" fo:margin-bottom="0.0201in" loext:contextual-spacing="false" fo:text-align="center" style:justify-single-word="false" style:snap-to-layout-grid="tru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Doc-L1" style:family="paragraph" style:parent-style-name="Table_20_Contents">
      <style:paragraph-properties fo:margin-left="0in" fo:margin-right="0in" fo:margin-top="0.0201in" fo:margin-bottom="0.0201in" loext:contextual-spacing="false" fo:text-align="start" style:justify-single-word="false" fo:text-indent="0.25in" style:auto-text-indent="fals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in" fo:margin-bottom="0.0799in"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3T15:57:24.348823275</meta:creation-date>
    <dc:date>2021-04-15T18:49:45.906563282</dc:date>
    <meta:editing-duration>PT15H21M35S</meta:editing-duration>
    <meta:editing-cycles>100</meta:editing-cycles>
    <meta:generator>LibreOffice/6.4.7.2$Linux_X86_64 LibreOffice_project/40$Build-2</meta:generator>
    <meta:document-statistic meta:table-count="2" meta:image-count="0" meta:object-count="0" meta:page-count="1" meta:paragraph-count="50" meta:word-count="2136" meta:character-count="11914" meta:non-whitespace-character-count="9817"/>
  </office:meta>
</office:document-meta>
</file>